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794E76649E.png"/>
  <manifest:file-entry manifest:media-type="image/png" manifest:full-path="Pictures/100000000000074D000002879ACAC3FE.png"/>
  <manifest:file-entry manifest:media-type="image/png" manifest:full-path="Pictures/1000000000000468000002C05A59CB26.png"/>
  <manifest:file-entry manifest:media-type="image/png" manifest:full-path="Pictures/1000000000000487000001FE108BAF9B.png"/>
  <manifest:file-entry manifest:media-type="image/png" manifest:full-path="Pictures/100000000000025F0000015CD1D58D19.png"/>
  <manifest:file-entry manifest:media-type="image/png" manifest:full-path="Pictures/10000000000007750000024BE2F7640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5.884cm" draw:z-index="0"><draw:image xlink:href="Pictures/100000000000074D000002879ACAC3FE.png" xlink:type="simple" xlink:show="embed" xlink:actuate="onLoad"/></draw:frame></text:p>
      <text:p text:style-name="Standard"><draw:frame draw:style-name="fr1" draw:name="figura2" text:anchor-type="paragraph" svg:width="17cm" svg:height="7.481cm" draw:z-index="1"><draw:image xlink:href="Pictures/1000000000000487000001FE108BAF9B.png" xlink:type="simple" xlink:show="embed" xlink:actuate="onLoad"/></draw:frame></text:p>
      <text:p text:style-name="Standard"><draw:frame draw:style-name="fr2" draw:name="figura3" text:anchor-type="paragraph" svg:width="16.06cm" svg:height="9.208cm" draw:z-index="2"><draw:image xlink:href="Pictures/100000000000025F0000015CD1D58D19.png" xlink:type="simple" xlink:show="embed" xlink:actuate="onLoad"/></draw:frame></text:p>
      <text:p text:style-name="Standard"/>
      <text:p text:style-name="Standard"><draw:frame draw:style-name="fr3" draw:name="figura4" text:anchor-type="paragraph" svg:width="17cm" svg:height="5.226cm" draw:z-index="3"><draw:image xlink:href="Pictures/10000000000007750000024BE2F76407.png" xlink:type="simple" xlink:show="embed" xlink:actuate="onLoad"/></draw:frame><text:soft-page-break/></text:p>
      <text:p text:style-name="Standard"><draw:frame draw:style-name="fr1" draw:name="figura5" text:anchor-type="paragraph" svg:width="17cm" svg:height="10.61cm" draw:z-index="4"><draw:image xlink:href="Pictures/1000000000000468000002C05A59CB26.png" xlink:type="simple" xlink:show="embed" xlink:actuate="onLoad"/></draw:frame></text:p>
      <text:p text:style-name="Standard"><draw:frame draw:style-name="fr3" draw:name="figura6" text:anchor-type="paragraph" svg:width="17cm" svg:height="13.552cm" draw:z-index="5"><draw:image xlink:href="Pictures/100000000000031A000002794E7664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3:26:07.41</meta:creation-date>
    <meta:document-statistic meta:table-count="0" meta:image-count="6" meta:object-count="0" meta:page-count="2" meta:paragraph-count="0" meta:word-count="0" meta:character-count="0"/>
    <dc:date>2018-03-07T13:35:37.58</dc:date>
    <meta:editing-duration>PT00H09M30S</meta:editing-duration>
    <meta:editing-cycles>1</meta:editing-cycles>
    <meta:generator>BrOffice.org/3.2$Win32 OpenOffice.org_project/320m12$Build-9483</meta:generator>
  </office:meta>
</office:document-meta>
</file>